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IDFont+F3" svg:font-family="CIDFont+F3" style:font-family-generic="system" style:font-pitch="variable"/>
    <style:font-face style:name="CIDFont+F7" svg:font-family="CIDFont+F7" style:font-family-generic="roman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4444in" table:align="left"/>
    </style:style>
    <style:style style:name="Table1.A" style:family="table-column">
      <style:table-column-properties style:column-width="1.4472in"/>
    </style:style>
    <style:style style:name="Table1.B" style:family="table-column">
      <style:table-column-properties style:column-width="4.997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text-properties officeooo:paragraph-rsid="000cb4c9"/>
    </style:style>
    <style:style style:name="P2" style:family="paragraph" style:parent-style-name="Standard">
      <style:text-properties fo:color="#00000a" loext:opacity="100%" style:font-name="CIDFont+F7" fo:font-size="12pt" fo:font-style="normal" fo:font-weight="normal" officeooo:rsid="000cb4c9" officeooo:paragraph-rsid="000cb4c9" style:font-size-asian="12pt" style:font-style-asian="normal" style:font-weight-asian="normal"/>
    </style:style>
    <style:style style:name="P3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fo:color="#f8f8f2" loext:opacity="100%" style:font-name="CIDFont+F7" fo:font-size="12pt" fo:language="zxx" fo:country="none" fo:font-style="normal" style:text-underline-style="none" fo:font-weight="normal" officeooo:rsid="000cb4c9" officeooo:paragraph-rsid="000cb4c9" fo:background-color="transparent" style:font-size-asian="12pt" style:font-style-asian="normal" style:font-weight-asian="normal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text-properties fo:language="zxx" fo:country="none" officeooo:rsid="000cb4c9" officeooo:paragraph-rsid="000cb4c9"/>
    </style:style>
    <style:style style:name="P6" style:family="paragraph" style:parent-style-name="Standard">
      <style:text-properties fo:color="#00000a" loext:opacity="100%" style:font-name="CIDFont+F7" fo:font-size="12pt" fo:font-style="normal" fo:font-weight="bold" officeooo:rsid="000cb4c9" officeooo:paragraph-rsid="000cb4c9" style:font-size-asian="12pt" style:font-style-asian="normal" style:font-weight-asian="bold" style:font-weight-complex="bold"/>
    </style:style>
    <style:style style:name="P7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style:font-name="CIDFont+F7" fo:font-size="12pt" fo:language="zxx" fo:country="none" fo:font-style="normal" style:text-underline-style="none" fo:font-weight="normal" officeooo:rsid="000d944b" officeooo:paragraph-rsid="000d944b" fo:background-color="transparent" style:font-size-asian="12pt" style:font-style-asian="normal" style:font-weight-asian="normal"/>
    </style:style>
    <style:style style:name="P8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officeooo:rsid="000d944b" officeooo:paragraph-rsid="000d944b" fo:background-color="transparent"/>
    </style:style>
    <style:style style:name="P9" style:family="paragraph" style:parent-style-name="Standard">
      <style:text-properties officeooo:rsid="000d944b" officeooo:paragraph-rsid="000d944b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  <style:text-properties officeooo:paragraph-rsid="000fb1c8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2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 officeooo:rsid="000fb1c8" officeooo:paragraph-rsid="000fb1c8"/>
    </style:style>
    <style:style style:name="P13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14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officeooo:paragraph-rsid="000fb1c8"/>
    </style:style>
    <style:style style:name="P15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16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officeooo:rsid="000fb1c8" officeooo:paragraph-rsid="000fb1c8"/>
    </style:style>
    <style:style style:name="P17" style:family="paragraph" style:parent-style-name="Standard">
      <style:text-properties officeooo:rsid="000cb4c9" officeooo:paragraph-rsid="000cb4c9"/>
    </style:style>
    <style:style style:name="P18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rsid="000cb4c9" officeooo:paragraph-rsid="000cb4c9" fo:background-color="transparent"/>
    </style:style>
    <style:style style:name="T1" style:family="text">
      <style:text-properties officeooo:rsid="000cb4c9"/>
    </style:style>
    <style:style style:name="T2" style:family="text">
      <style:text-properties fo:color="#00000a" loext:opacity="100%" style:font-name="CIDFont+F7" fo:font-size="12pt" fo:font-style="normal" fo:font-weight="bold" fo:background-color="#ffff00" loext:char-shading-value="0" style:font-size-asian="12pt" style:font-style-asian="normal" style:font-weight-asian="bold" style:font-weight-complex="bold"/>
    </style:style>
    <style:style style:name="T3" style:family="text">
      <style:text-properties fo:color="#00000a" loext:opacity="100%" style:font-name="CIDFont+F7" fo:font-size="12pt" fo:font-style="normal" fo:font-weight="normal" style:font-size-asian="12pt" style:font-style-asian="normal" style:font-weight-asian="normal"/>
    </style:style>
    <style:style style:name="T4" style:family="text">
      <style:text-properties fo:color="#f8f8f2" loext:opacity="100%" fo:language="zxx" fo:country="none" style:text-underline-style="none" fo:background-color="#282a36" loext:char-shading-value="0"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b4c9" style:font-weight-asian="bold" style:font-weight-complex="bold"/>
    </style:style>
    <style:style style:name="T7" style:family="text">
      <style:text-properties fo:color="#f8f8f2" loext:opacity="100%" fo:font-style="normal" style:text-underline-style="none" fo:font-weight="normal" officeooo:rsid="000cb4c9" fo:background-color="#282a36" loext:char-shading-value="0"/>
    </style:style>
    <style:style style:name="T8" style:family="text">
      <style:text-properties style:font-weight-complex="normal"/>
    </style:style>
    <style:style style:name="T9" style:family="text">
      <style:text-properties fo:color="#00000a" loext:opacity="100%" style:font-name="CIDFont+F7" fo:font-size="12pt" fo:font-style="normal" fo:font-weight="normal" officeooo:rsid="000cb4c9" style:font-size-asian="12pt" style:font-style-asian="normal" style:font-weight-asian="normal"/>
    </style:style>
    <style:style style:name="T10" style:family="text">
      <style:text-properties fo:color="#ff0000" loext:opacity="100%" style:font-name="CIDFont+F7" fo:font-size="12pt" fo:font-style="normal" fo:font-weight="bold" fo:background-color="#ffff00" loext:char-shading-value="0" style:font-size-asian="12pt" style:font-style-asian="normal" style:font-weight-asian="bold" style:font-weight-complex="bold"/>
    </style:style>
    <style:style style:name="T11" style:family="text">
      <style:text-properties fo:color="#f8f8f2" loext:opacity="100%"/>
    </style:style>
    <style:style style:name="T12" style:family="text">
      <style:text-properties fo:color="#ffb86c" loext:opacity="100%"/>
    </style:style>
    <style:style style:name="T13" style:family="text">
      <style:text-properties officeooo:rsid="000d944b"/>
    </style:style>
    <style:style style:name="T14" style:family="text">
      <style:text-properties fo:font-weight="bold" officeooo:rsid="000d944b" style:font-weight-asian="bold" style:font-weight-complex="bold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style:font-name="Google Sans Text" officeooo:rsid="000fb1c8"/>
    </style:style>
    <style:style style:name="T17" style:family="text">
      <style:text-properties style:font-name="Google Sans Text"/>
    </style:style>
    <style:style style:name="T18" style:family="text">
      <style:text-properties officeooo:rsid="000fb1c8"/>
    </style:style>
    <style:style style:name="T19" style:family="text">
      <style:text-properties fo:color="#f8f8f2" loext:opacity="100%" officeooo:rsid="000d944b"/>
    </style:style>
    <style:style style:name="T20" style:family="text">
      <style:text-properties fo:color="#f8f8f2" loext:opacity="100%" officeooo:rsid="000f0d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Zjistěte a popište základní informace k síťové kartě, stav, rychlost, <text:s/>fyzickou a logickou adresu, maximální velikost rámce, typ rozhraní?</text:span><text:span text:style-name="T3"> <text:s/></text:span></text:p>
      <text:p text:style-name="P2"/>
      <text:p text:style-name="P2">&gt; Vypsat IP info</text:p>
      <text:p text:style-name="P2"/>
      <text:p text:style-name="P3">$ ip address</text:p>
      <text:p text:style-name="P2">popř. stačí <text:span text:style-name="T4">ip a</text:span></text:p>
      <text:p text:style-name="P2"/>
      <text:p text:style-name="P2"><text:span text:style-name="T5">Stav</text:span> – DOWN / UP</text:p>
      <text:p text:style-name="P2"><text:span text:style-name="T5">Fyzická adresa</text:span>: “MAC”, řádek <text:span text:style-name="T4">link/ether</text:span></text:p>
      <text:p text:style-name="P4"><text:span text:style-name="T5">Logická </text:span><text:span text:style-name="T6">adresa</text:span><text:span text:style-name="T1">: "IP", řádek </text:span><text:span text:style-name="T7">inet</text:span></text:p>
      <text:p text:style-name="P5"><text:span text:style-name="T5">Velikost rámce</text:span>: "MTU", standartně 1500 bajtů</text:p>
      <text:p text:style-name="P2"/>
      <text:p text:style-name="P2">&gt; Rychlost a typ rozhraní pomocí ethtool</text:p>
      <text:p text:style-name="P3">$ ethtool eth0</text:p>
      <text:p text:style-name="P6"/>
      <text:p text:style-name="P2"><text:span text:style-name="T5">Typ rozhraní</text:span>: sekce <text:span text:style-name="T5">Port:</text:span><text:span text:style-name="T8"> např. Twisted Pair</text:span></text:p>
      <text:p text:style-name="P2"/>
      <text:p text:style-name="P1"><text:span text:style-name="T9">2. </text:span><text:span text:style-name="T2">Změňte příkazem rychlost rozhraní na </text:span><text:span text:style-name="T10">1000</text:span><text:span text:style-name="T2"> Mb/s a half </text:span><text:span text:style-name="T10">polo-duplexní</text:span><text:span text:style-name="T2"> spojení?</text:span></text:p>
      <text:p text:style-name="P7"><text:span text:style-name="T11">$ sudo ethtool -s eth0 speed </text:span><text:span text:style-name="T12">1000</text:span><text:span text:style-name="T11"> duplex half autoneg off</text:span></text:p>
      <text:p text:style-name="P2">“<text:span text:style-name="T13">autoneg off”, musí být, protože jinak bude vyjednávat (</text:span><text:span text:style-name="T14">neg</text:span><text:span text:style-name="T13">otiate) o jiné rychlosti nebo duplexu</text:span></text:p>
      <text:p text:style-name="P2"/>
      <text:p text:style-name="P2">3. <text:span text:style-name="T15">Vypište routovací tabulku a vysvětlete jednotlivé položky co znamenají?</text:span></text:p>
      <text:p text:style-name="P8">$ ip route</text:p>
      <text:p text:style-name="P9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<text:span text:style-name="Strong_20_Emphasis"><text:span text:style-name="T16">Parametr</text:span></text:span></text:p>
            </table:table-cell>
            <table:table-cell table:style-name="Table1.A1" office:value-type="string">
              <text:p text:style-name="P11"><text:span text:style-name="Strong_20_Emphasis"><text:span text:style-name="T17">Význam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2">Default / IP adresa</text:p>
          </table:table-cell>
          <table:table-cell table:style-name="Table1.A1" office:value-type="string">
            <text:p text:style-name="P13"><text:span text:style-name="T18">Target - </text:span>Cílová síť nebo hostitel (0.0.0.0 je internet).</text:p>
          </table:table-cell>
        </table:table-row>
        <table:table-row>
          <table:table-cell table:style-name="Table1.A1" office:value-type="string">
            <text:p text:style-name="P12">via</text:p>
          </table:table-cell>
          <table:table-cell table:style-name="Table1.A1" office:value-type="string">
            <text:p text:style-name="P13"><text:span text:style-name="T18">Gateway - </text:span>Brána (router), přes kterou data odcházejí ven ze sítě.</text:p>
          </table:table-cell>
        </table:table-row>
        <table:table-row>
          <table:table-cell table:style-name="Table1.A1" office:value-type="string">
            <text:p text:style-name="P12">dev</text:p>
          </table:table-cell>
          <table:table-cell table:style-name="Table1.A1" office:value-type="string">
            <text:p text:style-name="P14">Název síťového rozhraní, které se pro tuto cestu použije.</text:p>
          </table:table-cell>
        </table:table-row>
        <table:table-row>
          <table:table-cell table:style-name="Table1.A1" office:value-type="string">
            <text:p text:style-name="P15">proto dhcp/<text:span text:style-name="T18">kernel</text:span></text:p>
          </table:table-cell>
          <table:table-cell table:style-name="Table1.A1" office:value-type="string">
            <text:p text:style-name="P16">Dhcp = nastavil router, kernel = nastavil system</text:p>
          </table:table-cell>
        </table:table-row>
        <table:table-row>
          <table:table-cell table:style-name="Table1.A1" office:value-type="string">
            <text:p text:style-name="P12">src</text:p>
          </table:table-cell>
          <table:table-cell table:style-name="Table1.A1" office:value-type="string">
            <text:p text:style-name="P16">Aktualni IP</text:p>
          </table:table-cell>
        </table:table-row>
        <table:table-row>
          <table:table-cell table:style-name="Table1.A1" office:value-type="string">
            <text:p text:style-name="P12">metric</text:p>
          </table:table-cell>
          <table:table-cell table:style-name="Table1.A1" office:value-type="string">
            <text:p text:style-name="P16">Priorita site</text:p>
          </table:table-cell>
        </table:table-row>
      </table:table>
      <text:p text:style-name="P9"/>
      <text:p text:style-name="P17"/>
      <text:p text:style-name="P17">4. <text:span text:style-name="T15">Zjistěte čipset síťové karty v PC?</text:span> <text:s/></text:p>
      <text:p text:style-name="P18"><text:span text:style-name="T19">$</text:span><text:span text:style-name="T11"> lspci | grep -</text:span><text:span text:style-name="T20">i</text:span><text:span text:style-name="T11"> net</text:span>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IDFont+F3" svg:font-family="CIDFont+F3" style:font-family-generic="system" style:font-pitch="variable"/>
    <style:font-face style:name="CIDFont+F7" svg:font-family="CIDFont+F7" style:font-family-generic="roman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Roboto1" style:font-family-asian="Roboto" style:font-family-generic-asian="system" style:font-pitch-asian="variable" style:font-size-asian="12pt" style:font-name-complex="CIDFont+F3" style:font-family-complex="CIDFont+F3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09:44:57.481619236</meta:creation-date>
    <dc:date>2026-04-22T10:13:32.427097707</dc:date>
    <meta:editing-duration>PT14M54S</meta:editing-duration>
    <meta:editing-cycles>3</meta:editing-cycles>
    <meta:generator>LibreOffice/26.2.2.2$Linux_X86_64 LibreOffice_project/620$Build-2</meta:generator>
    <meta:print-date>2026-04-22T10:04:42.384808690</meta:print-date>
    <meta:printed-by>PDF files</meta:printed-by>
    <meta:document-statistic meta:table-count="1" meta:image-count="0" meta:object-count="0" meta:page-count="1" meta:paragraph-count="32" meta:word-count="184" meta:character-count="1107" meta:non-whitespace-character-count="949"/>
  </office:meta>
</office:document-meta>
</file>